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4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0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54.28pt" svg:y="547.2pt">
            <draw:object draw:notify-on-update-of-ranges="Sheet1.A14:Sheet1.A26 Sheet1.B1:Sheet1.B1 Sheet1.B9:Sheet1.B21 Sheet1.C1:Sheet1.C1 Sheet1.C2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Unpatched</text:p>
          </table:table-cell>
          <table:table-cell office:value-type="string" calcext:value-type="string">
            <text:p>Patch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0.9" calcext:value-type="float">
            <text:p>0.9</text:p>
          </table:table-cell>
          <table:table-cell office:value-type="float" office:value="1.001" calcext:value-type="float">
            <text:p>1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quant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je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hinx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re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bm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lben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b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l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pl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v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netp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t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alancbm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20])/19" office:value-type="float" office:value="0.0473684210526316" calcext:value-type="float">
            <text:p>0.04736842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mea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3:18:11.916662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08:37.392000000</meta:creation-date>
    <dc:date>2018-02-16T14:35:00.196388203</dc:date>
    <meta:editing-duration>PT1H46M14S</meta:editing-duration>
    <meta:editing-cycles>8</meta:editing-cycles>
    <meta:generator>LibreOffice/4.4.6.3$Linux_X86_64 LibreOffice_project/40m0$Build-3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90" chart:maximum="69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312cm" svg:y="1.543cm" style:legend-expansion="custom" chartooo:width="2.185cm" chartooo:height="1.096cm" style:legend-expansion-aspect-ratio="1.99361313868613" chart:style-name="ch2"/>
        <chart:plot-area chart:style-name="ch3" table:cell-range-address="Sheet1.A14:Sheet1.A26 Sheet1.B1:Sheet1.C1 Sheet1.B9:Sheet1.B21 Sheet1.C2:Sheet1.C14" chart:data-source-has-labels="both" svg:x="0.32cm" svg:y="0.18cm" svg:width="15.36cm" svg:height="8.64cm">
          <chartooo:coordinate-region svg:x="1.127cm" svg:y="0.379cm" svg:width="14.553cm" svg:height="6.731cm"/>
          <chart:axis chart:dimension="x" chart:name="primary-x" chart:style-name="ch4" chartooo:axis-type="auto">
            <chartooo:date-scale/>
            <chart:categories table:cell-range-address="Sheet1.A14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:Sheet1.B21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patched</text:p>
                <draw:g>
                  <svg:desc>Sheet1.B1:Sheet1.B1</svg:desc>
                </draw:g>
              </table:table-cell>
              <table:table-cell office:value-type="string">
                <text:p>Patch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md</text:p>
                <draw:g>
                  <svg:desc>Sheet1.A14:Sheet1.A26</svg:desc>
                </draw:g>
              </table:table-cell>
              <table:table-cell office:value-type="float" office:value="NaN">
                <text:p>NaN</text:p>
                <draw:g>
                  <svg:desc>Sheet1.B9:Sheet1.B21</svg:desc>
                </draw:g>
              </table:table-cell>
              <table:table-cell office:value-type="float" office:value="1.001">
                <text:p>1.001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netp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me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73684210526316">
                <text:p>0.04736842105263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